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35pt" fo:font-weight="normal" style:font-size-asian="35pt" style:font-weight-asian="normal" style:font-size-complex="35pt" style:font-weight-complex="normal"/>
    </style:style>
    <style:style style:name="T7" style:family="text">
      <style:text-properties style:font-name="Segoe UI" fo:font-size="35pt" fo:font-weight="bold" style:font-size-asian="35pt" style:font-weight-asian="bold" style:font-size-complex="35pt" style:font-weight-complex="bold"/>
    </style:style>
    <style:style style:name="T8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9" style:family="text">
      <style:text-properties style:font-name="Segoe UI" fo:font-size="34pt" fo:font-weight="normal" style:font-size-asian="34pt" style:font-weight-asian="normal" style:font-size-complex="34pt" style:font-weight-complex="normal"/>
    </style:style>
    <style:style style:name="T10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524cm" svg:y="1.016cm">
          <draw:text-box>
            <text:p text:style-name="P1"><text:span text:style-name="T1">Hymn #358</text:span></text:p>
            <text:p text:style-name="P1"><text:span text:style-name="T2">“</text:span><text:span text:style-name="T2">From Heaven Above to Earth I Com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638cm" svg:height="8.112cm" svg:x="1.524cm" svg:y="1.016cm">
          <draw:text-box>
            <text:p text:style-name="P1"><text:span text:style-name="T4">1.</text:span><text:span text:style-name="T5"><text:tab/></text:span><text:span text:style-name="T5">“From heav’n above to earth I come</text:span></text:p>
            <text:p text:style-name="P1"><text:span text:style-name="T5">To bear good news to ev’ry home;</text:span></text:p>
            <text:p text:style-name="P1"><text:span text:style-name="T5">Glad tidings of great joy I bring,</text:span></text:p>
            <text:p text:style-name="P1"><text:span text:style-name="T5">Whereof I now will say and sing: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2" draw:layer="layout" svg:width="24.638cm" svg:height="7.366cm" svg:x="1.524cm" svg:y="1.016cm">
          <draw:text-box>
            <text:p text:style-name="P1"><text:span text:style-name="T4">2.</text:span><text:span text:style-name="T5"><text:tab/></text:span><text:span text:style-name="T5">“To you this night is born a child</text:span></text:p>
            <text:p text:style-name="P1"><text:span text:style-name="T5">Of Mary, chosen virgin mild;</text:span></text:p>
            <text:p text:style-name="P1"><text:span text:style-name="T5">This little child of lowly birth</text:span></text:p>
            <text:p text:style-name="P1"><text:span text:style-name="T5">Shall be the joy of all the ea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4" draw:text-style-name="P2" draw:layer="layout" svg:width="25.4cm" svg:height="7.366cm" svg:x="1.27cm" svg:y="1.016cm">
          <draw:text-box>
            <text:p text:style-name="P1"><text:span text:style-name="T4">3. </text:span><text:span text:style-name="T5">“This is the Christ, our God Most High,</text:span></text:p>
            <text:p text:style-name="P1"><text:span text:style-name="T5">Who hears your sad and bitter cry;</text:span></text:p>
            <text:p text:style-name="P1"><text:span text:style-name="T5">He will Himself your Savior be</text:span></text:p>
            <text:p text:style-name="P1"><text:span text:style-name="T5">From all your sins to set you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2" draw:layer="layout" svg:width="25.4cm" svg:height="7.366cm" svg:x="1.27cm" svg:y="1.016cm">
          <draw:text-box>
            <text:p text:style-name="P1"><text:span text:style-name="T4">4.</text:span><text:span text:style-name="T5"><text:tab/></text:span><text:span text:style-name="T5">“He will on you the gifts bestow</text:span></text:p>
            <text:p text:style-name="P1"><text:span text:style-name="T5">Prepared by God for all below,</text:span></text:p>
            <text:p text:style-name="P1"><text:span text:style-name="T5">That in His kingdom, bright and fair,</text:span></text:p>
            <text:p text:style-name="P1"><text:span text:style-name="T5">You may with us His glory sh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5" draw:text-style-name="P2" draw:layer="layout" svg:width="25.908cm" svg:height="8.556cm" svg:x="1.016cm" svg:y="1.016cm">
          <draw:text-box>
            <text:p text:style-name="P1"><text:span text:style-name="T4">5. </text:span><text:span text:style-name="T6">“</text:span><text:span text:style-name="T7">These are the signs that you shall mark:</text:span></text:p>
            <text:p text:style-name="P1"><text:span text:style-name="T5">The swaddling clothes and manger dark.</text:span></text:p>
            <text:p text:style-name="P1"><text:span text:style-name="T5">There you will find the infant laid</text:span></text:p>
            <text:p text:style-name="P1"><text:span text:style-name="T8">By whom the heav’ns and earth were made.</text:span><text:span text:style-name="T9">”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6" draw:text-style-name="P2" draw:layer="layout" svg:width="25.908cm" svg:height="7.112cm" svg:x="1.016cm" svg:y="1.016cm">
          <draw:text-box>
            <text:p text:style-name="P1"><text:span text:style-name="T4">6.</text:span><text:span text:style-name="T4"><text:tab/></text:span><text:span text:style-name="T5">How glad we’ll be to find it so!</text:span></text:p>
            <text:p text:style-name="P1"><text:span text:style-name="T5">Then with the shepherds let us go</text:span></text:p>
            <text:p text:style-name="P1"><text:span text:style-name="T5">To see what God for us has done</text:span></text:p>
            <text:p text:style-name="P1"><text:span text:style-name="T5">In sending us His own dear 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6" draw:text-style-name="P2" draw:layer="layout" svg:width="25.908cm" svg:height="8.701cm" svg:x="1.016cm" svg:y="1.016cm">
          <draw:text-box>
            <text:p text:style-name="P1"><text:span text:style-name="T4">7.</text:span><text:span text:style-name="T5"><text:tab/></text:span><text:span text:style-name="T5">Come here, my friends, lift up your eyes,</text:span></text:p>
            <text:p text:style-name="P1"><text:span text:style-name="T5">And see what in the manger lies.</text:span></text:p>
            <text:p text:style-name="P1"><text:span text:style-name="T5">Who is this child, so young and fair?</text:span></text:p>
            <text:p text:style-name="P1"><text:span text:style-name="T5">It is the Christ Child lying t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6" draw:text-style-name="P2" draw:layer="layout" svg:width="25.908cm" svg:height="7.112cm" svg:x="1.016cm" svg:y="0.762cm">
          <draw:text-box>
            <text:p text:style-name="P1"><text:span text:style-name="T4">8.</text:span><text:span text:style-name="T5"><text:tab/></text:span><text:span text:style-name="T5">Welcome to earth, O noble Guest,</text:span></text:p>
            <text:p text:style-name="P1"><text:span text:style-name="T5">Through whom the sinful world is blest!</text:span></text:p>
            <text:p text:style-name="P1"><text:span text:style-name="T5">You came to share my misery</text:span></text:p>
            <text:p text:style-name="P1"><text:span text:style-name="T5">That You might share Your joy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6" draw:text-style-name="P2" draw:layer="layout" svg:width="25.908cm" svg:height="7.112cm" svg:x="1.016cm" svg:y="0.762cm">
          <draw:text-box>
            <text:p text:style-name="P1"><text:span text:style-name="T4">9.</text:span><text:span text:style-name="T5"><text:tab/></text:span><text:span text:style-name="T5">Ah, Lord, though You created all,</text:span></text:p>
            <text:p text:style-name="P1"><text:span text:style-name="T5">How weak You are, so poor and small,</text:span></text:p>
            <text:p text:style-name="P1"><text:span text:style-name="T5">That You should choose to lay Your head</text:span></text:p>
            <text:p text:style-name="P1"><text:span text:style-name="T5">Where lowly cattle lately f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6" draw:text-style-name="P2" draw:layer="layout" svg:width="25.908cm" svg:height="7.112cm" svg:x="1.016cm" svg:y="0.762cm">
          <draw:text-box>
            <text:p text:style-name="P1"><text:span text:style-name="T4">10. </text:span><text:span text:style-name="T5">Were earth a thousand times as fair</text:span></text:p>
            <text:p text:style-name="P1"><text:span text:style-name="T5">And set with gold and jewels rare,</text:span></text:p>
            <text:p text:style-name="P1"><text:span text:style-name="T5">It would be far too poor and small</text:span></text:p>
            <text:p text:style-name="P1"><text:span text:style-name="T5">A cradle for the Lord of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6" draw:text-style-name="P2" draw:layer="layout" svg:width="25.908cm" svg:height="7.112cm" svg:x="1.016cm" svg:y="0.762cm">
          <draw:text-box>
            <text:p text:style-name="P1"><text:span text:style-name="T4">11.</text:span><text:span text:style-name="T5"> Instead of soft and silken stuff</text:span></text:p>
            <text:p text:style-name="P1"><text:span text:style-name="T5">You have but hay and straw so rough</text:span></text:p>
            <text:p text:style-name="P1"><text:span text:style-name="T5">On which as King, so rich and great,</text:span></text:p>
            <text:p text:style-name="P1"><text:span text:style-name="T5">To be enthroned in royal sta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6" draw:text-style-name="P2" draw:layer="layout" svg:width="25.908cm" svg:height="7.112cm" svg:x="1.016cm" svg:y="0.762cm">
          <draw:text-box>
            <text:p text:style-name="P1"><text:span text:style-name="T4">12.</text:span><text:span text:style-name="T5"> And so it pleases You to see</text:span></text:p>
            <text:p text:style-name="P1"><text:span text:style-name="T5">This simple truth revealed to me:</text:span></text:p>
            <text:p text:style-name="P1"><text:span text:style-name="T5">That worldly honor, wealth, and might</text:span></text:p>
            <text:p text:style-name="P1"><text:span text:style-name="T5">Are weak and worthless in Your s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>
        <draw:frame draw:style-name="gr6" draw:text-style-name="P2" draw:layer="layout" svg:width="25.908cm" svg:height="7.112cm" svg:x="1.016cm" svg:y="0.762cm">
          <draw:text-box>
            <text:p text:style-name="P1"><text:span text:style-name="T4">13.</text:span><text:span text:style-name="T5"><text:tab/></text:span><text:span text:style-name="T5"> Ah, dearest Jesus, holy Child,</text:span></text:p>
            <text:p text:style-name="P1"><text:span text:style-name="T5">Prepare a bed, soft, undefiled,</text:span></text:p>
            <text:p text:style-name="P1"><text:span text:style-name="T5">A quiet chamber set apart</text:span></text:p>
            <text:p text:style-name="P1"><text:span text:style-name="T5">For You to dwell within my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5">
        <draw:frame draw:style-name="gr6" draw:text-style-name="P2" draw:layer="layout" svg:width="25.908cm" svg:height="7.112cm" svg:x="1.016cm" svg:y="0.762cm">
          <draw:text-box>
            <text:p text:style-name="P1"><text:span text:style-name="T4">14.</text:span><text:span text:style-name="T5"><text:tab/></text:span><text:span text:style-name="T5"> My heart for very joy must leap;</text:span></text:p>
            <text:p text:style-name="P1"><text:span text:style-name="T5">My lips no more can silence keep.</text:span></text:p>
            <text:p text:style-name="P1"><text:span text:style-name="T5">I, too, must sing with joyful tongue</text:span></text:p>
            <text:p text:style-name="P1"><text:span text:style-name="T5">That sweetest ancient cradle so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6">
        <draw:frame draw:style-name="gr7" draw:text-style-name="P2" draw:layer="layout" svg:width="25.908cm" svg:height="12.461cm" svg:x="1.016cm" svg:y="0.762cm">
          <draw:text-box>
            <text:p text:style-name="P1"><text:span text:style-name="T4">15.</text:span><text:span text:style-name="T5"> Glory to God in highest heav’n,</text:span></text:p>
            <text:p text:style-name="P1"><text:span text:style-name="T5">Who unto us His Son has giv’n!</text:span></text:p>
            <text:p text:style-name="P1"><text:span text:style-name="T5">While angels sing with pious mirth</text:span></text:p>
            <text:p text:style-name="P1"><text:span text:style-name="T5">A glad new year to all the earth.</text:span></text:p>
            <text:p text:style-name="P1"><text:span text:style-name="T5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><text:s text:c="10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8:23:54.361000000</meta:creation-date>
    <dc:date>2019-01-14T15:48:25.681000000</dc:date>
    <meta:editing-duration>PT1H5M</meta:editing-duration>
    <meta:editing-cycles>5</meta:editing-cycles>
    <meta:generator>LibreOffice/6.1.3.2$Windows_X86_64 LibreOffice_project/86daf60bf00efa86ad547e59e09d6bb77c699acb</meta:generator>
    <meta:document-statistic meta:object-count="261"/>
  </office:meta>
</office:document-meta>
</file>